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style:text-underline-style="none"/>
    </style:style>
    <style:style style:name="P7" style:family="paragraph" style:parent-style-name="Standard" style:list-style-name="L12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">Échanges du 08/04</text:span></text:p>
          </table:table-cell>
        </table:table-row>
      </table:table>
      <text:p text:style-name="P1"/>
      <text:p text:style-name="P2"><text:span text:style-name="T1">Présents</text:span> </text:p>
      <text:p text:style-name="P2">Hippolyte Mouthier</text:p>
      <text:p text:style-name="P2">Philémon Renaud</text:p>
      <text:p text:style-name="P2">Clément Drouadaine</text:p>
      <text:p text:style-name="P2">Mohammed Amjad Lasri</text:p>
      <text:p text:style-name="P2">Régis Cuissard</text:p>
      <text:p text:style-name="P2"/>
      <text:p text:style-name="P4">SUJETS ABORDÉS :</text:p>
      <text:p text:style-name="P4"/>
      <text:p text:style-name="P5">Intégration continue :</text:p>
      <text:p text:style-name="P6">- Clément a passé une demi-journée de travail à essayer d'installer un serveur d'intégration continue sur son ordinateur sans succès.</text:p>
      <text:p text:style-name="P6">- Abandon de l'idée du déploiement sur le serveur de l'école, on déploiera donc sur Github.</text:p>
      <text:p text:style-name="P6">- L'intégration continue sera faite par la suite quand il y aura des fonctions à tester.</text:p>
      <text:p text:style-name="P6"/>
      <text:p text:style-name="P5">À faire :</text:p>
      <text:list xml:id="list3629936627150828368" text:style-name="L12">
        <text:list-item>
          <text:p text:style-name="P7">Faire valider auprès de Raphaële Héno :</text:p>
          <text:list>
            <text:list-item>
              <text:p text:style-name="P7">le fait de se concentrer uniquement sur Linux, car il nous manque du temps pour travailler sur Windows ;</text:p>
            </text:list-item>
            <text:list-item>
              <text:p text:style-name="P7">le fait de se concentrer uniquement sur le scénario statue (modélisation 3D) ;</text:p>
            </text:list-item>
            <text:list-item>
              <text:p text:style-name="P7">La maquette de l'interface.</text:p>
            </text:list-item>
          </text:list>
        </text:list-item>
        <text:list-item>
          <text:p text:style-name="P7">Trouver comment faire du MVC en NodeJS, afin que le maître lance les commandes mm3d aux esclaves.</text:p>
        </text:list-item>
        <text:list-item>
          <text:p text:style-name="P7">Travailler sur l'architecture :</text:p>
          <text:list>
            <text:list-item>
              <text:p text:style-name="P7">conception, montage en docker, informations à transférer entre chaque conteneurs ;</text:p>
            </text:list-item>
            <text:list-item>
              <text:p text:style-name="P7">réfléchir au problème de copie des données (temps de calcul si les photographies sont distantes sûrement trop long) ;</text:p>
            </text:list-item>
            <text:list-item>
              <text:p text:style-name="P7">réfléchir à la possibilité de répartir les tâches entre maître/esclaves.</text:p>
            </text:list-item>
          </text:list>
        </text:list-item>
        <text:list-item>
          <text:p text:style-name="P7">Pour l'interface :</text:p>
          <text:list>
            <text:list-item>
              <text:p text:style-name="P7">voir le design côté client ;</text:p>
            </text:list-item>
            <text:list-item>
              <text:p text:style-name="P7">voir le design côté serveur ;</text:p>
            </text:list-item>
            <text:list-item>
              <text:p text:style-name="P7">se renseigner sur la solution technique qui permet de visualiser les résultats ;</text:p>
            </text:list-item>
            <text:list-item>
              <text:p text:style-name="P7">se renseigner sur la solution technique qui permet de saisir le masque.</text:p>
            </text:list-item>
          </text:list>
        </text:list-item>
        <text:list-item>
          <text:p text:style-name="P7">Voir comment se déroule l'installation de MicMac.</text:p>
        </text:list-item>
        <text:list-item>
          <text:p text:style-name="P7">Il faudra voir pour les fonctions de t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7:12:43.563797787</meta:creation-date>
    <meta:generator>OpenOffice/4.1.1$Win32 OpenOffice.org_project/411m6$Build-9775</meta:generator>
    <dc:date>2015-04-08T16:20:34.56</dc:date>
    <meta:editing-duration>PT2H43M29S</meta:editing-duration>
    <meta:editing-cycles>81</meta:editing-cycles>
    <dc:creator>Philémon Renaud</dc:creator>
    <meta:document-statistic meta:table-count="1" meta:image-count="0" meta:object-count="0" meta:page-count="1" meta:paragraph-count="29" meta:word-count="251" meta:character-count="1450"/>
  </office:meta>
</office:document-meta>
</file>